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7000003B0A9E6D5C4.png" manifest:media-type="image/png"/>
  <manifest:file-entry manifest:full-path="Pictures/100000000000019A000001C9DF2ADB99.gif" manifest:media-type="image/gif"/>
  <manifest:file-entry manifest:full-path="Pictures/10000000000003360000036031ABC48D.png" manifest:media-type="image/png"/>
  <manifest:file-entry manifest:full-path="Pictures/100000000000014B000000B2CD643E90.jpg" manifest:media-type="image/jpeg"/>
  <manifest:file-entry manifest:full-path="Pictures/10000000000001E000000188AD68BD13.png" manifest:media-type="image/png"/>
  <manifest:file-entry manifest:full-path="Pictures/10000000000004000000030035B74340.png" manifest:media-type="image/png"/>
  <manifest:file-entry manifest:full-path="Pictures/100000000000040000000300CFFAE40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color="#ffffff" fo:font-size="60pt" style:font-size-asian="60pt" style:font-size-complex="60pt"/>
    </style:style>
    <style:style style:name="T1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20.992cm" svg:x="0.079cm" svg:y="0.087cm">
          <draw:image xlink:href="Pictures/100000000000040000000300CFFAE409.png" xlink:type="simple" xlink:show="embed" xlink:actuate="onLoad">
            <text:p/>
          </draw:image>
        </draw:frame>
        <draw:frame presentation:style-name="pr1" draw:text-style-name="P2" draw:layer="layout" svg:width="25.191cm" svg:height="10.399cm" svg:x="1.399cm" svg:y="4.654cm" presentation:class="title" presentation:user-transformed="true">
          <draw:text-box>
            <text:p text:style-name="P2"><text:span text:style-name="T1">History of GNOME</text:span><text:span text:style-name="T1"><text:line-break/></text:span><text:span text:style-name="T1"><text:line-break/></text:span><text:span text:style-name="T2">Jonathan Blandford</text:span><text:span text:style-name="T2"><text:line-break/></text:span><text:span text:style-name="T2">David Mason</text:span><text:span text:style-name="T2"><text:line-break/></text:span><text:span text:style-name="T2">Federico Mena-Quinte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517cm" svg:height="16.888cm" svg:x="2.745cm" svg:y="0.338cm" presentation:class="graphic" presentation:user-transformed="true">
          <draw:image xlink:href="Pictures/10000000000004000000030035B74340.png" xlink:type="simple" xlink:show="embed" xlink:actuate="onLoad">
            <text:p/>
          </draw:image>
        </draw:frame>
        <draw:frame draw:style-name="gr3" draw:text-style-name="P3" draw:layer="layout" svg:width="12.034cm" svg:height="2.618cm" svg:x="7.882cm" svg:y="17.845cm">
          <draw:text-box>
            <text:p text:style-name="P3">GNOME 1.2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61cm" svg:height="16.832cm" svg:x="3.69cm" svg:y="0.676cm" presentation:class="graphic" presentation:user-transformed="true">
          <draw:image xlink:href="Pictures/10000000000001E000000188AD68BD13.png" xlink:type="simple" xlink:show="embed" xlink:actuate="onLoad">
            <text:p/>
          </draw:image>
        </draw:frame>
        <draw:frame draw:style-name="gr3" draw:text-style-name="P3" draw:layer="layout" svg:width="9.68cm" svg:height="2.618cm" svg:x="8.882cm" svg:y="17.845cm">
          <draw:text-box>
            <text:p text:style-name="P3">gnomecal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52cm" svg:height="10.621cm" svg:x="4.119cm" svg:y="5.193cm">
          <draw:image xlink:href="Pictures/100000000000014B000000B2CD643E90.jpg" xlink:type="simple" xlink:show="embed" xlink:actuate="onLoad">
            <text:p/>
          </draw:image>
        </draw:frame>
        <draw:frame draw:style-name="gr3" draw:text-style-name="P3" draw:layer="layout" svg:width="20.627cm" svg:height="2.618cm" svg:x="3.682cm" svg:y="17.845cm">
          <draw:text-box>
            <text:p text:style-name="P3">gnome-control-center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044cm" svg:height="16.864cm" svg:x="6.052cm" svg:y="0.531cm">
          <draw:image xlink:href="Pictures/10000000000003360000036031ABC48D.png" xlink:type="simple" xlink:show="embed" xlink:actuate="onLoad">
            <text:p/>
          </draw:image>
        </draw:frame>
        <draw:frame draw:style-name="gr3" draw:text-style-name="P3" draw:layer="layout" svg:width="12.859cm" svg:height="2.618cm" svg:x="7.566cm" svg:y="17.845cm">
          <draw:text-box>
            <text:p text:style-name="P3">Balsa (email)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131cm" svg:height="16.1cm" svg:x="3.219cm" svg:y="0.9cm">
          <draw:image xlink:href="Pictures/10000000000004D7000003B0A9E6D5C4.png" xlink:type="simple" xlink:show="embed" xlink:actuate="onLoad">
            <text:p/>
          </draw:image>
        </draw:frame>
        <draw:frame draw:style-name="gr3" draw:text-style-name="P3" draw:layer="layout" svg:width="13.409cm" svg:height="2.618cm" svg:x="7.291cm" svg:y="17.845cm">
          <draw:text-box>
            <text:p text:style-name="P3">PAN (Usenet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847cm" svg:height="12.09cm" svg:x="9.438cm" svg:y="3.862cm">
          <draw:image xlink:href="Pictures/100000000000019A000001C9DF2ADB99.gif" xlink:type="simple" xlink:show="embed" xlink:actuate="onLoad">
            <text:p/>
          </draw:image>
        </draw:frame>
        <draw:frame draw:style-name="gr3" draw:text-style-name="P3" draw:layer="layout" svg:width="11.31cm" svg:height="2.618cm" svg:x="8.34cm" svg:y="17.845cm">
          <draw:text-box>
            <text:p text:style-name="P3">gnome-xbill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Quintero</meta:initial-creator>
    <meta:creation-date>2012-07-27T10:08:30</meta:creation-date>
    <meta:editing-duration>P0D</meta:editing-duration>
    <meta:editing-cycles>2</meta:editing-cycles>
    <dc:date>2012-07-27T10:21:08</dc:date>
    <dc:creator>Federico Quintero</dc:creator>
    <meta:document-statistic meta:object-count="49"/>
    <meta:generator>LibreOffice/3.5$Linux_X86_64 LibreOffice_project/350m1$Build-402</meta:generator>
  </office:meta>
</office:document-meta>
</file>